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0ad25" officeooo:paragraph-rsid="0000ad2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00ad25" officeooo:paragraph-rsid="0000ad25" style:font-weight-asian="normal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00ad25" officeooo:paragraph-rsid="0000ad25" style:font-style-asian="normal" style:font-weight-asian="normal" style:font-style-complex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0111d7" officeooo:paragraph-rsid="000111d7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02a6f9" officeooo:paragraph-rsid="0002a6f9" fo:background-color="#ffff00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00ad25" officeooo:paragraph-rsid="0000ad25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as y Recordatorios del proyecto del Laboratorio de Programacion 3</text:p>
      <text:p text:style-name="P1"/>
      <text:p text:style-name="P2"/>
      <text:list xml:id="list5029542548159631158" text:style-name="L1">
        <text:list-item>
          <text:p text:style-name="P3">Hacer los funciones en el main para la selección de consolas.</text:p>
        </text:list-item>
        <text:list-item>
          <text:p text:style-name="P3">Hacer las funciones en el main para los videojuegos.</text:p>
        </text:list-item>
        <text:list-item>
          <text:p text:style-name="P3">Realizar las investigaciones sobre archivos binarios y de textos en c++.</text:p>
        </text:list-item>
        <text:list-item>
          <text:p text:style-name="P4">Continuar trabajando con el makefile</text:p>
        </text:list-item>
        <text:list-item>
          <text:p text:style-name="P5">Continuar con las clases de videojuegos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08:35:31.982446123</meta:creation-date>
    <dc:date>2017-03-01T15:32:01.656147001</dc:date>
    <meta:editing-duration>PT10M2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57" meta:character-count="333" meta:non-whitespace-character-count="287"/>
  </office:meta>
</office:document-meta>
</file>